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124e" officeooo:paragraph-rsid="001d124e"/>
    </style:style>
    <style:style style:name="P2" style:family="paragraph" style:parent-style-name="Standard">
      <style:text-properties officeooo:rsid="001d124e" officeooo:paragraph-rsid="001f68be"/>
    </style:style>
    <style:style style:name="P3" style:family="paragraph" style:parent-style-name="Standard">
      <style:text-properties officeooo:rsid="001d856b" officeooo:paragraph-rsid="001d856b"/>
    </style:style>
    <style:style style:name="P4" style:family="paragraph" style:parent-style-name="Standard">
      <style:text-properties officeooo:rsid="001f68be" officeooo:paragraph-rsid="001f68be"/>
    </style:style>
    <style:style style:name="P5" style:family="paragraph" style:parent-style-name="Standard">
      <style:text-properties officeooo:paragraph-rsid="001f68be"/>
    </style:style>
    <style:style style:name="P6" style:family="paragraph" style:parent-style-name="Standard">
      <style:text-properties officeooo:rsid="001f8f0d" officeooo:paragraph-rsid="001f8f0d"/>
    </style:style>
    <style:style style:name="P7" style:family="paragraph" style:parent-style-name="Standard">
      <style:text-properties officeooo:rsid="001fc7bf" officeooo:paragraph-rsid="001fc7bf"/>
    </style:style>
    <style:style style:name="P8" style:family="paragraph" style:parent-style-name="Standard">
      <style:text-properties fo:font-weight="bold" officeooo:paragraph-rsid="001f68be" style:font-weight-asian="bold" style:font-weight-complex="bold"/>
    </style:style>
    <style:style style:name="P9" style:family="paragraph" style:parent-style-name="Standard">
      <style:text-properties fo:font-weight="bold" officeooo:paragraph-rsid="001fc7bf" style:font-weight-asian="bold" style:font-weight-complex="bold"/>
    </style:style>
    <style:style style:name="P10" style:family="paragraph" style:parent-style-name="Standard">
      <style:text-properties fo:font-weight="bold" officeooo:paragraph-rsid="002153c3" style:font-weight-asian="bold" style:font-weight-complex="bold"/>
    </style:style>
    <style:style style:name="P11" style:family="paragraph" style:parent-style-name="Standard">
      <style:text-properties fo:font-weight="bold" officeooo:paragraph-rsid="0023fd55" style:font-weight-asian="bold" style:font-weight-complex="bold"/>
    </style:style>
    <style:style style:name="P12" style:family="paragraph" style:parent-style-name="Standard">
      <style:text-properties fo:font-weight="bold" officeooo:paragraph-rsid="0022d938" style:font-weight-asian="bold" style:font-weight-complex="bold"/>
    </style:style>
    <style:style style:name="P13" style:family="paragraph" style:parent-style-name="Standard">
      <style:text-properties fo:font-weight="bold" officeooo:rsid="0023fd55" officeooo:paragraph-rsid="0023fd55" style:font-weight-asian="bold" style:font-weight-complex="bold"/>
    </style:style>
    <style:style style:name="P14" style:family="paragraph" style:parent-style-name="Standard">
      <style:text-properties fo:font-weight="normal" officeooo:rsid="002153c3" officeooo:paragraph-rsid="002153c3" style:font-weight-asian="normal" style:font-weight-complex="normal"/>
    </style:style>
    <style:style style:name="P15" style:family="paragraph" style:parent-style-name="Standard">
      <style:text-properties fo:font-weight="normal" officeooo:rsid="00226ca0" officeooo:paragraph-rsid="00226ca0" style:font-weight-asian="normal" style:font-weight-complex="normal"/>
    </style:style>
    <style:style style:name="P16" style:family="paragraph" style:parent-style-name="Standard">
      <style:text-properties fo:font-weight="normal" officeooo:rsid="0023fd55" officeooo:paragraph-rsid="0023fd55" style:font-weight-asian="normal" style:font-weight-complex="normal"/>
    </style:style>
    <style:style style:name="P17" style:family="paragraph" style:parent-style-name="Standard">
      <style:text-properties officeooo:paragraph-rsid="00226ca0"/>
    </style:style>
    <style:style style:name="P18" style:family="paragraph" style:parent-style-name="Standard">
      <style:text-properties officeooo:paragraph-rsid="0022d938"/>
    </style:style>
    <style:style style:name="P19" style:family="paragraph" style:parent-style-name="Standard">
      <style:text-properties officeooo:rsid="0022d938" officeooo:paragraph-rsid="0022d938"/>
    </style:style>
    <style:style style:name="P20" style:family="paragraph" style:parent-style-name="Text_20_body">
      <style:text-properties officeooo:paragraph-rsid="0022d938"/>
    </style:style>
    <style:style style:name="P21" style:family="paragraph" style:parent-style-name="Text_20_body">
      <style:text-properties fo:font-weight="normal" officeooo:rsid="0025822d" officeooo:paragraph-rsid="0025822d" style:font-weight-asian="normal" style:font-weight-complex="normal"/>
    </style:style>
    <style:style style:name="P22" style:family="paragraph" style:parent-style-name="Text_20_body">
      <style:text-properties fo:font-weight="normal" officeooo:rsid="00287777" officeooo:paragraph-rsid="00287777" style:font-weight-asian="normal" style:font-weight-complex="normal"/>
    </style:style>
    <style:style style:name="P23" style:family="paragraph" style:parent-style-name="Text_20_body">
      <style:text-properties fo:font-weight="normal" officeooo:rsid="00296b76" officeooo:paragraph-rsid="002a2e70" style:font-weight-asian="normal" style:font-weight-complex="normal"/>
    </style:style>
    <style:style style:name="P24" style:family="paragraph" style:parent-style-name="Text_20_body">
      <style:text-properties officeooo:paragraph-rsid="0023fd55"/>
    </style:style>
    <style:style style:name="P25" style:family="paragraph" style:parent-style-name="Text_20_body">
      <style:text-properties fo:font-weight="bold" officeooo:paragraph-rsid="0023fd55" style:font-weight-asian="bold" style:font-weight-complex="bold"/>
    </style:style>
    <style:style style:name="P26" style:family="paragraph" style:parent-style-name="Text_20_body">
      <style:text-properties fo:font-weight="bold" officeooo:rsid="00253345" officeooo:paragraph-rsid="00253345" style:font-weight-asian="bold" style:font-weight-complex="bold"/>
    </style:style>
    <style:style style:name="P27" style:family="paragraph" style:parent-style-name="Text_20_body">
      <style:text-properties fo:font-weight="bold" officeooo:rsid="0025822d" officeooo:paragraph-rsid="0025822d" style:font-weight-asian="bold" style:font-weight-complex="bold"/>
    </style:style>
    <style:style style:name="P28" style:family="paragraph" style:parent-style-name="Text_20_body">
      <style:text-properties officeooo:rsid="00253345" officeooo:paragraph-rsid="00253345"/>
    </style:style>
    <style:style style:name="P29" style:family="paragraph" style:parent-style-name="Text_20_body">
      <style:text-properties officeooo:paragraph-rsid="0027031d"/>
    </style:style>
    <style:style style:name="T1" style:family="text">
      <style:text-properties officeooo:rsid="001f68b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6ca0" style:font-weight-asian="bold" style:font-weight-complex="bold"/>
    </style:style>
    <style:style style:name="T4" style:family="text">
      <style:text-properties fo:font-weight="bold" officeooo:rsid="0022d938" style:font-weight-asian="bold" style:font-weight-complex="bold"/>
    </style:style>
    <style:style style:name="T5" style:family="text">
      <style:text-properties fo:font-weight="bold" officeooo:rsid="0023fd55" style:font-weight-asian="bold" style:font-weight-complex="bold"/>
    </style:style>
    <style:style style:name="T6" style:family="text">
      <style:text-properties fo:font-weight="bold" officeooo:rsid="0025822d" style:font-weight-asian="bold" style:font-weight-complex="bold"/>
    </style:style>
    <style:style style:name="T7" style:family="text">
      <style:text-properties fo:font-weight="bold" officeooo:rsid="0027031d" style:font-weight-asian="bold" style:font-weight-complex="bold"/>
    </style:style>
    <style:style style:name="T8" style:family="text">
      <style:text-properties officeooo:rsid="001fc7bf"/>
    </style:style>
    <style:style style:name="T9" style:family="text">
      <style:text-properties fo:font-weight="normal" officeooo:rsid="00226ca0" style:font-weight-asian="normal" style:font-weight-complex="normal"/>
    </style:style>
    <style:style style:name="T10" style:family="text">
      <style:text-properties officeooo:rsid="002153c3"/>
    </style:style>
    <style:style style:name="T11" style:family="text">
      <style:text-properties officeooo:rsid="0022d938"/>
    </style:style>
    <style:style style:name="T12" style:family="text">
      <style:text-properties officeooo:rsid="0023fd55"/>
    </style:style>
    <style:style style:name="T13" style:family="text">
      <style:text-properties officeooo:rsid="0025822d"/>
    </style:style>
    <style:style style:name="T14" style:family="text">
      <style:text-properties officeooo:rsid="0027031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apt-get install git</text:p>
      <text:p text:style-name="P1">sudo apt-get install vim</text:p>
      <text:p text:style-name="P2">git config global user.name “sachin mittal”</text:p>
      <text:p text:style-name="P2">git config global user.email “<text:a xlink:type="simple" xlink:href="mailto:sachin.mittal@vinsol.com" text:style-name="Internet_20_link" text:visited-style-name="Visited_20_Internet_20_Link">sachin.mittal@vinsol.com</text:a>”</text:p>
      <text:p text:style-name="P1"/>
      <text:p text:style-name="P1"/>
      <text:p text:style-name="P8"><text:span text:style-name="T1">1.</text:span>Create a repository</text:p>
      <text:p text:style-name="P8"/>
      <text:p text:style-name="P4">hp-15-0@hp150-HP-15-Notebook-PC:~$ cd Desktop</text:p>
      <text:p text:style-name="P4">hp-15-0@hp150-HP-15-Notebook-PC:~/Desktop$ mkdir gitexercise</text:p>
      <text:p text:style-name="P4">hp-15-0@hp150-HP-15-Notebook-PC:~/Desktop$ cd gitexercise</text:p>
      <text:p text:style-name="P4">hp-15-0@hp150-HP-15-Notebook-PC:~/Desktop/gitexercise$ git init</text:p>
      <text:p text:style-name="P4">Initialized empty Git repository in /home/hp-15-0/Desktop/gitexercise/.git/</text:p>
      <text:p text:style-name="P4">hp-15-0@hp150-HP-15-Notebook-PC:~/Desktop/gitexercise$ </text:p>
      <text:p text:style-name="P1"/>
      <text:p text:style-name="P1"/>
      <text:p text:style-name="P8"><text:span text:style-name="T1">2.</text:span>Make some changes -- add some files, change content of some files</text:p>
      <text:p text:style-name="P4"><text:span text:style-name="T2">3.commit change</text:span>s</text:p>
      <text:p text:style-name="P4"/>
      <text:p text:style-name="P4">echo “My name is sachin”&gt; Readme.txt</text:p>
      <text:p text:style-name="P4">hp-15-0@hp150-HP-15-Notebook-PC:~/Desktop/gitexercise$ git status</text:p>
      <text:p text:style-name="P4">On branch master</text:p>
      <text:p text:style-name="P4"/>
      <text:p text:style-name="P4">Initial commit</text:p>
      <text:p text:style-name="P4"/>
      <text:p text:style-name="P4">Untracked files:</text:p>
      <text:p text:style-name="P4"><text:s text:c="2"/>(use "git add &lt;file&gt;..." to include in what will be committed)</text:p>
      <text:p text:style-name="P4"/>
      <text:p text:style-name="P4"><text:tab/>Readme.txt</text:p>
      <text:p text:style-name="P4"/>
      <text:p text:style-name="P4">nothing added to commit but untracked files present (use "git add" to track)</text:p>
      <text:p text:style-name="P4">hp-15-0@hp150-HP-15-Notebook-PC:~/Desktop/gitexercise$ git add Readme.txt</text:p>
      <text:p text:style-name="P4">hp-15-0@hp150-HP-15-Notebook-PC:~/Desktop/gitexercise$ git status</text:p>
      <text:p text:style-name="P4">On branch master</text:p>
      <text:p text:style-name="P4"/>
      <text:p text:style-name="P4">Initial commit</text:p>
      <text:p text:style-name="P4"/>
      <text:p text:style-name="P4">Changes to be committed:</text:p>
      <text:p text:style-name="P4"><text:s text:c="2"/>(use "git rm --cached &lt;file&gt;..." to unstage)</text:p>
      <text:p text:style-name="P4"/>
      <text:p text:style-name="P4"><text:tab/>new file: <text:s text:c="2"/>Readme.txt</text:p>
      <text:p text:style-name="P4"/>
      <text:p text:style-name="P4">hp-15-0@hp150-HP-15-Notebook-PC:~/Desktop/gitexercise$ git commit -m "My first commit"</text:p>
      <text:p text:style-name="P4">[master (root-commit) 5049752] My first commit</text:p>
      <text:p text:style-name="P4"><text:s/>1 file changed, 1 insertion(+)</text:p>
      <text:p text:style-name="P4"><text:s/>create mode 100644 Readme.txt</text:p>
      <text:p text:style-name="P4">hp-15-0@hp150-HP-15-Notebook-PC:~/Desktop/gitexercise$ git status</text:p>
      <text:p text:style-name="P4">On branch master</text:p>
      <text:p text:style-name="P4">nothing to commit, working directory clean</text:p>
      <text:p text:style-name="P4">hp-15-0@hp150-HP-15-Notebook-PC:~/Desktop/gitexercise$ vim Readme.txt</text:p>
      <text:p text:style-name="P4">hp-15-0@hp150-HP-15-Notebook-PC:~/Desktop/gitexercise$ echo "here its licence"&gt;Licence.txt</text:p>
      <text:p text:style-name="P6">hp-15-0@hp150-HP-15-Notebook-PC:~/Desktop/gitexercise$ git add --all</text:p>
      <text:p text:style-name="P6"><text:soft-page-break/>hp-15-0@hp150-HP-15-Notebook-PC:~/Desktop/gitexercise$ git commit -m "Add licence and modified Readme.txt"</text:p>
      <text:p text:style-name="P6">[master 634f2b8] Add licence and modified Readme.txt</text:p>
      <text:p text:style-name="P6"><text:s/>2 files changed, 2 insertions(+), 1 deletion(-)</text:p>
      <text:p text:style-name="P6"><text:s/>create mode 100644 Licence.txt</text:p>
      <text:p text:style-name="P6">-15-0@hp150-HP-15-Notebook-PC:~/Desktop/gitexercise$ vim Licence.txt</text:p>
      <text:p text:style-name="P6">hp-15-0@hp150-HP-15-Notebook-PC:~/Desktop/gitexercise$ git add Licence.txt</text:p>
      <text:p text:style-name="P6">hp-15-0@hp150-HP-15-Notebook-PC:~/Desktop/gitexercise$ git status</text:p>
      <text:p text:style-name="P6">On branch master</text:p>
      <text:p text:style-name="P6">Changes to be committed:</text:p>
      <text:p text:style-name="P6"><text:s text:c="2"/>(use "git reset HEAD &lt;file&gt;..." to unstage)</text:p>
      <text:p text:style-name="P6"/>
      <text:p text:style-name="P6"><text:tab/>modified: <text:s text:c="2"/>Licence.txt</text:p>
      <text:p text:style-name="P6"/>
      <text:p text:style-name="P3"/>
      <text:p text:style-name="P3"/>
      <text:p text:style-name="P8"><text:span text:style-name="T1">4.</text:span>repeat steps 1-3 for 2 more times. try to remove and ignore some files . Use git diff before each commit.</text:p>
      <text:p text:style-name="P5"/>
      <text:p text:style-name="P7">hp-15-0@hp150-HP-15-Notebook-PC:~$ cd Desktop</text:p>
      <text:p text:style-name="P7">hp-15-0@hp150-HP-15-Notebook-PC:~/Desktop$ mkdir demodir</text:p>
      <text:p text:style-name="P7">hp-15-0@hp150-HP-15-Notebook-PC:~/Desktop$ cd demodir</text:p>
      <text:p text:style-name="P7">hp-15-0@hp150-HP-15-Notebook-PC:~/Desktop/demodir$ git init</text:p>
      <text:p text:style-name="P7">Initialized empty Git repository in /home/hp-15-0/Desktop/demodir/.git/</text:p>
      <text:p text:style-name="P7">hp-15-0@hp150-HP-15-Notebook-PC:~/Desktop/demodir$ echo "This is second repo"&gt;Readme.txt</text:p>
      <text:p text:style-name="P7">hp-15-0@hp150-HP-15-Notebook-PC:~/Desktop/demodir$ echo "This is its licence."&gt;Licence.txt</text:p>
      <text:p text:style-name="P7">hp-15-0@hp150-HP-15-Notebook-PC:~/Desktop/demodir$ echo "Licence.txt"&gt;.gitignore </text:p>
      <text:p text:style-name="P7">hp-15-0@hp150-HP-15-Notebook-PC:~/Desktop/demodir$ git status</text:p>
      <text:p text:style-name="P7">On branch master</text:p>
      <text:p text:style-name="P7"/>
      <text:p text:style-name="P7">Initial commit</text:p>
      <text:p text:style-name="P7"/>
      <text:p text:style-name="P7">Untracked files:</text:p>
      <text:p text:style-name="P7"><text:s text:c="2"/>(use "git add &lt;file&gt;..." to include in what will be committed)</text:p>
      <text:p text:style-name="P7"/>
      <text:p text:style-name="P7"><text:tab/>.gitignore</text:p>
      <text:p text:style-name="P7"><text:tab/>Readme.txt</text:p>
      <text:p text:style-name="P7"/>
      <text:p text:style-name="P7">nothing added to commit but untracked files present (use "git add" to track)</text:p>
      <text:p text:style-name="P7">hp-15-0@hp150-HP-15-Notebook-PC:~/Desktop/demodir$ git add --all</text:p>
      <text:p text:style-name="P7">hp-15-0@hp150-HP-15-Notebook-PC:~/Desktop/demodir$ git diff</text:p>
      <text:p text:style-name="P7">hp-15-0@hp150-HP-15-Notebook-PC:~/Desktop/demodir$ git commit -m "First commit in second repo"</text:p>
      <text:p text:style-name="P7">[master (root-commit) 55639e2] First commit in second repo</text:p>
      <text:p text:style-name="P7"><text:s/>2 files changed, 2 insertions(+)</text:p>
      <text:p text:style-name="P7"><text:s/>create mode 100644 .gitignore</text:p>
      <text:p text:style-name="P7"><text:s/>create mode 100644 Readme.txt</text:p>
      <text:p text:style-name="P7">hp-15-0@hp150-HP-15-Notebook-PC:~/Desktop/demodir$ echo "Third file"&gt;third.txt</text:p>
      <text:p text:style-name="P7">hp-15-0@hp150-HP-15-Notebook-PC:~/Desktop/demodir$ git add third.txt</text:p>
      <text:p text:style-name="P7">hp-15-0@hp150-HP-15-Notebook-PC:~/Desktop/demodir$ git diff</text:p>
      <text:p text:style-name="P7">hp-15-0@hp150-HP-15-Notebook-PC:~/Desktop/demodir$ vim third.txt</text:p>
      <text:p text:style-name="P7">hp-15-0@hp150-HP-15-Notebook-PC:~/Desktop/demodir$ git diff</text:p>
      <text:p text:style-name="P7"><text:soft-page-break/>diff --git a/third.txt b/third.txt</text:p>
      <text:p text:style-name="P7">index f89598d..0420089 100644</text:p>
      <text:p text:style-name="P7">--- a/third.txt</text:p>
      <text:p text:style-name="P7">+++ b/third.txt</text:p>
      <text:p text:style-name="P7">@@ -1 +1 @@</text:p>
      <text:p text:style-name="P7">-Third file</text:p>
      <text:p text:style-name="P7">+Third file is this</text:p>
      <text:p text:style-name="P7">hp-15-0@hp150-HP-15-Notebook-PC:~/Desktop/demodir$ git status</text:p>
      <text:p text:style-name="P7">On branch master</text:p>
      <text:p text:style-name="P7">Changes to be committed:</text:p>
      <text:p text:style-name="P7"><text:s text:c="2"/>(use "git reset HEAD &lt;file&gt;..." to unstage)</text:p>
      <text:p text:style-name="P7"/>
      <text:p text:style-name="P7"><text:tab/>new file: <text:s text:c="2"/>third.txt</text:p>
      <text:p text:style-name="P7"/>
      <text:p text:style-name="P7">Changes not staged for commit:</text:p>
      <text:p text:style-name="P7"><text:s text:c="2"/>(use "git add &lt;file&gt;..." to update what will be committed)</text:p>
      <text:p text:style-name="P7"><text:s text:c="2"/>(use "git checkout -- &lt;file&gt;..." to discard changes in working directory)</text:p>
      <text:p text:style-name="P7"/>
      <text:p text:style-name="P7"><text:tab/>modified: <text:s text:c="2"/>third.txt</text:p>
      <text:p text:style-name="P7"/>
      <text:p text:style-name="P7">hp-15-0@hp150-HP-15-Notebook-PC:~/Desktop/demodir$ vim .gitignore</text:p>
      <text:p text:style-name="P7">hp-15-0@hp150-HP-15-Notebook-PC:~/Desktop/demodir$ git rm --cached third.txt</text:p>
      <text:p text:style-name="P7">error: the following file has staged content different from both the</text:p>
      <text:p text:style-name="P7">file and the HEAD:</text:p>
      <text:p text:style-name="P7"><text:s text:c="4"/>third.txt</text:p>
      <text:p text:style-name="P7">(use -f to force removal)</text:p>
      <text:p text:style-name="P7">hp-15-0@hp150-HP-15-Notebook-PC:~/Desktop/demodir$ git rm -f --cached third.txt</text:p>
      <text:p text:style-name="P7">rm 'third.txt'</text:p>
      <text:p text:style-name="P7">hp-15-0@hp150-HP-15-Notebook-PC:~/Desktop/demodir$ git status</text:p>
      <text:p text:style-name="P7">On branch master</text:p>
      <text:p text:style-name="P7">Changes not staged for commit:</text:p>
      <text:p text:style-name="P7"><text:s text:c="2"/>(use "git add &lt;file&gt;..." to update what will be committed)</text:p>
      <text:p text:style-name="P7"><text:s text:c="2"/>(use "git checkout -- &lt;file&gt;..." to discard changes in working directory)</text:p>
      <text:p text:style-name="P7"/>
      <text:p text:style-name="P7"><text:tab/>modified: <text:s text:c="2"/>.gitignore</text:p>
      <text:p text:style-name="P7"/>
      <text:p text:style-name="P7">no changes added to commit (use "git add" and/or "git commit -a")</text:p>
      <text:p text:style-name="P7">hp-15-0@hp150-HP-15-Notebook-PC:~/Desktop/demodir$ </text:p>
      <text:p text:style-name="P7"/>
      <text:p text:style-name="P9"><text:span text:style-name="T8">5.</text:span>create changes and revert those changes using git when those changes are not added to staging are</text:p>
      <text:p text:style-name="P14">hp-15-0@hp150-HP-15-Notebook-PC:~/Desktop/demodir$ git status</text:p>
      <text:p text:style-name="P14">On branch master</text:p>
      <text:p text:style-name="P14">Changes not staged for commit:</text:p>
      <text:p text:style-name="P14"><text:s text:c="2"/>(use "git add &lt;file&gt;..." to update what will be committed)</text:p>
      <text:p text:style-name="P14"><text:s text:c="2"/>(use "git checkout -- &lt;file&gt;..." to discard changes in working directory)</text:p>
      <text:p text:style-name="P14"/>
      <text:p text:style-name="P14"><text:tab/>modified: <text:s text:c="2"/>third.txt</text:p>
      <text:p text:style-name="P14"/>
      <text:p text:style-name="P14">no changes added to commit (use "git add" and/or "git commit -a")</text:p>
      <text:p text:style-name="P14">hp-15-0@hp150-HP-15-Notebook-PC:~/Desktop/demodir$ git checkout -- third.txt</text:p>
      <text:p text:style-name="P14">hp-15-0@hp150-HP-15-Notebook-PC:~/Desktop/demodir$ git status</text:p>
      <text:p text:style-name="P14"><text:soft-page-break/>On branch master</text:p>
      <text:p text:style-name="P14">nothing to commit, working directory clean</text:p>
      <text:p text:style-name="P14">hp-15-0@hp150-HP-15-Notebook-PC:~/Desktop/demodir$ </text:p>
      <text:p text:style-name="P14"/>
      <text:p text:style-name="P14"/>
      <text:p text:style-name="P10"><text:span text:style-name="T10">6.</text:span>create changes and revert those changes after adding changes to staging area</text:p>
      <text:p text:style-name="P10"/>
      <text:p text:style-name="P15">hp-15-0@hp150-HP-15-Notebook-PC:~/Desktop/demodir$ git add --all</text:p>
      <text:p text:style-name="P15">hp-15-0@hp150-HP-15-Notebook-PC:~/Desktop/demodir$ git status</text:p>
      <text:p text:style-name="P15">On branch master</text:p>
      <text:p text:style-name="P15">Changes to be committed:</text:p>
      <text:p text:style-name="P15"><text:s text:c="2"/>(use "git reset HEAD &lt;file&gt;..." to unstage)</text:p>
      <text:p text:style-name="P15"/>
      <text:p text:style-name="P15"><text:tab/>modified: <text:s text:c="2"/>third.txt</text:p>
      <text:p text:style-name="P15"/>
      <text:p text:style-name="P15">hp-15-0@hp150-HP-15-Notebook-PC:~/Desktop/demodir$ git reset HEAD third.txt</text:p>
      <text:p text:style-name="P15">Unstaged changes after reset:</text:p>
      <text:p text:style-name="P15">M<text:tab/>third.txt</text:p>
      <text:p text:style-name="P15">hp-15-0@hp150-HP-15-Notebook-PC:~/Desktop/demodir$ git checkout -- third.txt</text:p>
      <text:p text:style-name="P15">hp-15-0@hp150-HP-15-Notebook-PC:~/Desktop/demodir$ git status</text:p>
      <text:p text:style-name="P15">On branch master</text:p>
      <text:p text:style-name="P15">nothing to commit, working directory clean</text:p>
      <text:p text:style-name="P15">hp-15-0@hp150-HP-15-Notebook-PC:~/Desktop/demodir$ </text:p>
      <text:p text:style-name="P15"/>
      <text:p text:style-name="P15"/>
      <text:p text:style-name="P17"><text:span text:style-name="T3">7.</text:span><text:span text:style-name="T2">create change and revert those changes after committing those changes .</text:span></text:p>
      <text:p text:style-name="P20"><text:span text:style-name="T4">8.</text:span><text:span text:style-name="T2">Check repository status before adding changes to staging area, after adding changes to staging area and after committing changes . </text:span></text:p>
      <text:p text:style-name="P20"><text:span text:style-name="T4">9.Display all the commits .</text:span></text:p>
      <text:p text:style-name="P20"><text:span text:style-name="T4"/></text:p>
      <text:p text:style-name="P17"><text:span text:style-name="T9">hp-15-0@hp150-HP-15-Notebook-PC:~/Desktop/demodir$ git log</text:span></text:p>
      <text:p text:style-name="P15">commit 59715fe661d8a8326687c95c2fb19a0351976489</text:p>
      <text:p text:style-name="P15">Author: sachin mittal &lt;sachin.mittal@vinsol.com&gt;</text:p>
      <text:p text:style-name="P15">Date: <text:s text:c="2"/>Sat Jul 4 18:36:52 2015 +0530</text:p>
      <text:p text:style-name="P15"/>
      <text:p text:style-name="P15"><text:s text:c="4"/>second commit</text:p>
      <text:p text:style-name="P15"/>
      <text:p text:style-name="P15">commit 55639e2c09d9091d3716ed53aec3507c78b02346</text:p>
      <text:p text:style-name="P15">Author: sachin mittal &lt;sachin.mittal@vinsol.com&gt;</text:p>
      <text:p text:style-name="P15">Date: <text:s text:c="2"/>Sat Jul 4 18:08:42 2015 +0530</text:p>
      <text:p text:style-name="P15"/>
      <text:p text:style-name="P15"><text:s text:c="4"/>First commit in second repo</text:p>
      <text:p text:style-name="P15">hp-15-0@hp150-HP-15-Notebook-PC:~/Desktop/demodir$ git reset --hard HEAD^</text:p>
      <text:p text:style-name="P15">HEAD is now at 55639e2 First commit in second repo</text:p>
      <text:p text:style-name="P15">hp-15-0@hp150-HP-15-Notebook-PC:~/Desktop/demodir$ git log</text:p>
      <text:p text:style-name="P15">commit 55639e2c09d9091d3716ed53aec3507c78b02346</text:p>
      <text:p text:style-name="P15">Author: sachin mittal &lt;sachin.mittal@vinsol.com&gt;</text:p>
      <text:p text:style-name="P15">Date: <text:s text:c="2"/>Sat Jul 4 18:08:42 2015 +0530</text:p>
      <text:p text:style-name="P15"/>
      <text:p text:style-name="P15"><text:s text:c="4"/>First commit in second repo</text:p>
      <text:p text:style-name="P15"><text:soft-page-break/>hp-15-0@hp150-HP-15-Notebook-PC:~/Desktop/demodir$ </text:p>
      <text:p text:style-name="P14"/>
      <text:p text:style-name="P18"><text:span text:style-name="T4">10.</text:span><text:span text:style-name="T2">Display a specific commit</text:span> .</text:p>
      <text:p text:style-name="P18"/>
      <text:p text:style-name="P19">hp-15-0@hp150-HP-15-Notebook-PC:~/Desktop/demodir$ git show 55639e2c09d9091d3716ed53aec3507c78b02346</text:p>
      <text:p text:style-name="P19">commit 55639e2c09d9091d3716ed53aec3507c78b02346</text:p>
      <text:p text:style-name="P19">Author: sachin mittal &lt;sachin.mittal@vinsol.com&gt;</text:p>
      <text:p text:style-name="P19">Date: <text:s text:c="2"/>Sat Jul 4 18:08:42 2015 +0530</text:p>
      <text:p text:style-name="P19"/>
      <text:p text:style-name="P19"><text:s text:c="4"/>First commit in second repo</text:p>
      <text:p text:style-name="P19"/>
      <text:p text:style-name="P19">diff --git a/.gitignore b/.gitignore</text:p>
      <text:p text:style-name="P19">new file mode 100644</text:p>
      <text:p text:style-name="P19">index 0000000..58d25d5</text:p>
      <text:p text:style-name="P19">--- /dev/null</text:p>
      <text:p text:style-name="P19">+++ b/.gitignore</text:p>
      <text:p text:style-name="P19">@@ -0,0 +1 @@</text:p>
      <text:p text:style-name="P19">+Licence.txt</text:p>
      <text:p text:style-name="P19">diff --git a/Readme.txt b/Readme.txt</text:p>
      <text:p text:style-name="P19">new file mode 100644</text:p>
      <text:p text:style-name="P19">index 0000000..5b0d28a</text:p>
      <text:p text:style-name="P19">--- /dev/null</text:p>
      <text:p text:style-name="P19">+++ b/Readme.txt</text:p>
      <text:p text:style-name="P19">@@ -0,0 +1 @@</text:p>
      <text:p text:style-name="P19">+This is second repo</text:p>
      <text:p text:style-name="P19"/>
      <text:p text:style-name="P18"><text:span text:style-name="T4">11.c</text:span><text:span text:style-name="T2">reate branches called "feature1" and "feature2" from master. 11 . Delete branch "feature2"</text:span>.</text:p>
      <text:p text:style-name="P18"/>
      <text:p text:style-name="P19">hp-15-0@hp150-HP-15-Notebook-PC:~/Desktop/demodir$ git branch feature1</text:p>
      <text:p text:style-name="P19">hp-15-0@hp150-HP-15-Notebook-PC:~/Desktop/demodir$ git branch feature2</text:p>
      <text:p text:style-name="P19">hp-15-0@hp150-HP-15-Notebook-PC:~/Desktop/demodir$ git branch</text:p>
      <text:p text:style-name="P19"><text:s text:c="2"/>feature1</text:p>
      <text:p text:style-name="P19"><text:s text:c="2"/>feature2</text:p>
      <text:p text:style-name="P19">* master</text:p>
      <text:p text:style-name="P19">hp-15-0@hp150-HP-15-Notebook-PC:~/Desktop/demodir$ git branch -D feature2</text:p>
      <text:p text:style-name="P19">Deleted branch feature2 (was 55639e2).</text:p>
      <text:p text:style-name="P19">hp-15-0@hp150-HP-15-Notebook-PC:~/Desktop/demodir$ git branch</text:p>
      <text:p text:style-name="P19"><text:s text:c="2"/>feature1</text:p>
      <text:p text:style-name="P19">* master</text:p>
      <text:p text:style-name="P19">hp-15-0@hp150-HP-15-Notebook-PC:~/Desktop/demodir$ </text:p>
      <text:p text:style-name="P19"/>
      <text:p text:style-name="P19"/>
      <text:p text:style-name="P12"><text:span text:style-name="T11">12.</text:span>Make some commits on "feature1".</text:p>
      <text:p text:style-name="P18"/>
      <text:p text:style-name="P19">hp-15-0@hp150-HP-15-Notebook-PC:~/Desktop/demodir$ git checkout feature1</text:p>
      <text:p text:style-name="P19">Switched to branch 'feature1'</text:p>
      <text:p text:style-name="P19">hp-15-0@hp150-HP-15-Notebook-PC:~/Desktop/demodir$ vim second.txt</text:p>
      <text:p text:style-name="P19">hp-15-0@hp150-HP-15-Notebook-PC:~/Desktop/demodir$ git commit -m "commit in feature branch"</text:p>
      <text:p text:style-name="P19">[feature1 6e2aef5] commit in feature branch</text:p>
      <text:p text:style-name="P19"><text:soft-page-break/><text:s/>1 file changed, 1 insertion(+)</text:p>
      <text:p text:style-name="P19"><text:s/>create mode 100644 second.txt</text:p>
      <text:p text:style-name="P19"/>
      <text:p text:style-name="P19"/>
      <text:p text:style-name="P11"><text:span text:style-name="T12">13.</text:span>Make some commits on branch "master"</text:p>
      <text:p text:style-name="P11"/>
      <text:p text:style-name="P16">hp-15-0@hp150-HP-15-Notebook-PC:~/Desktop/demodir$ git checkout master</text:p>
      <text:p text:style-name="P16">Switched to branch 'master'</text:p>
      <text:p text:style-name="P16">hp-15-0@hp150-HP-15-Notebook-PC:~/Desktop/demodir$ ls</text:p>
      <text:p text:style-name="P16">Readme.txt</text:p>
      <text:p text:style-name="P16">hp-15-0@hp150-HP-15-Notebook-PC:~/Desktop/demodir$ vim second.txt</text:p>
      <text:p text:style-name="P16">hp-15-0@hp150-HP-15-Notebook-PC:~/Desktop/demodir$ git add second.txt</text:p>
      <text:p text:style-name="P16">hp-15-0@hp150-HP-15-Notebook-PC:~/Desktop/demodir$ git commit -m "commit in master branch"</text:p>
      <text:p text:style-name="P16">[master 908a861] commit in master branch</text:p>
      <text:p text:style-name="P16"><text:s/>1 file changed, 1 insertion(+)</text:p>
      <text:p text:style-name="P16"><text:s/>create mode 100644 second.txt</text:p>
      <text:p text:style-name="P11"/>
      <text:p text:style-name="P11"/>
      <text:p text:style-name="P11"><text:span text:style-name="T12">14.</text:span>merge branch "feature1" in "master" (make some conflicts by changing same file on same line in both the branches)</text:p>
      <text:p text:style-name="P11"/>
      <text:p text:style-name="P16">hp-15-0@hp150-HP-15-Notebook-PC:~/Desktop/demodir$ git merge feature1</text:p>
      <text:p text:style-name="P16">Auto-merging second.txt</text:p>
      <text:p text:style-name="P16">CONFLICT (add/add): Merge conflict in second.txt</text:p>
      <text:p text:style-name="P16">Automatic merge failed; fix conflicts and then commit the result.</text:p>
      <text:p text:style-name="P16">hp-15-0@hp150-HP-15-Notebook-PC:~/Desktop/demodir$ vim second.txt</text:p>
      <text:p text:style-name="P16">hp-15-0@hp150-HP-15-Notebook-PC:~/Desktop/demodir$ git merge feature1</text:p>
      <text:p text:style-name="P16">error: merge is not possible because you have unmerged files.</text:p>
      <text:p text:style-name="P16">hint: Fix them up in the work tree, and then use 'git add/rm &lt;file&gt;'</text:p>
      <text:p text:style-name="P16">hint: as appropriate to mark resolution and make a commit, or use</text:p>
      <text:p text:style-name="P16">hint: 'git commit -a'.</text:p>
      <text:p text:style-name="P16">fatal: Exiting because of an unresolved conflict.</text:p>
      <text:p text:style-name="P16">hp-15-0@hp150-HP-15-Notebook-PC:~/Desktop/demodir$ git add second.txt</text:p>
      <text:p text:style-name="P16">hp-15-0@hp150-HP-15-Notebook-PC:~/Desktop/demodir$ git commit -m "resolved conflicts"</text:p>
      <text:p text:style-name="P16">[master 17d43e5] resolved conflicts</text:p>
      <text:p text:style-name="P16">hp-15-0@hp150-HP-15-Notebook-PC:~/Desktop/demodir$ git merge feature1</text:p>
      <text:p text:style-name="P16">Already up-to-date.</text:p>
      <text:p text:style-name="P16">hp-15-0@hp150-HP-15-Notebook-PC:~/Desktop/demodir$ </text:p>
      <text:p text:style-name="P16"/>
      <text:p text:style-name="P13"/>
      <text:p text:style-name="P25"><text:span text:style-name="T12">15.create branch "feature2" from master . </text:span>Make some commits on "feature2". </text:p>
      <text:p text:style-name="P24"><text:span text:style-name="T5">1</text:span><text:span text:style-name="T6">6</text:span><text:span text:style-name="T5">.</text:span><text:span text:style-name="T2">Make some commits on branch "master"</text:span>.</text:p>
      <text:p text:style-name="P24"/>
      <text:p text:style-name="P28">hp-15-0@hp150-HP-15-Notebook-PC:~/Desktop/demodir$ git checkout -b feature2</text:p>
      <text:p text:style-name="P28">Switched to a new branch 'feature2'</text:p>
      <text:p text:style-name="P28">hp-15-0@hp150-HP-15-Notebook-PC:~/Desktop/demodir$ vim third.txt</text:p>
      <text:p text:style-name="P28">hp-15-0@hp150-HP-15-Notebook-PC:~/Desktop/demodir$ git add third.txt</text:p>
      <text:p text:style-name="P28"><text:soft-page-break/>hp-15-0@hp150-HP-15-Notebook-PC:~/Desktop/demodir$ git commit -m "commiting in feature2"</text:p>
      <text:p text:style-name="P28">[feature2 faaad3f] commiting in feature2</text:p>
      <text:p text:style-name="P28"><text:s/>1 file changed, 1 insertion(+)</text:p>
      <text:p text:style-name="P28"><text:s/>create mode 100644 third.txt</text:p>
      <text:p text:style-name="P28">hp-15-0@hp150-HP-15-Notebook-PC:~/Desktop/demodir$ git checkout master</text:p>
      <text:p text:style-name="P28">Switched to branch 'master'</text:p>
      <text:p text:style-name="P28">hp-15-0@hp150-HP-15-Notebook-PC:~/Desktop/demodir$ vim third.txt</text:p>
      <text:p text:style-name="P28">hp-15-0@hp150-HP-15-Notebook-PC:~/Desktop/demodir$ git add third.txt</text:p>
      <text:p text:style-name="P28">hp-15-0@hp150-HP-15-Notebook-PC:~/Desktop/demodir$ git commit -m "commiting in master for rebase"</text:p>
      <text:p text:style-name="P28">[master 1c4a451] commiting in master for rebase</text:p>
      <text:p text:style-name="P28"><text:s/>1 file changed, 1 insertion(+)</text:p>
      <text:p text:style-name="P28"><text:s/>create mode 100644 third.txt</text:p>
      <text:p text:style-name="P28">hp-15-0@hp150-HP-15-Notebook-PC:~/Desktop/demodir$ </text:p>
      <text:p text:style-name="P28"/>
      <text:p text:style-name="P26"><text:span text:style-name="T13">17.</text:span>rebase branch "master" in "feature2" (make some conflicts by changing same file on same line in both the branches) .</text:p>
      <text:p text:style-name="P26"/>
      <text:p text:style-name="P21">hp-15-0@hp150-HP-15-Notebook-PC:~/Desktop/demodir$ git rebase feature2</text:p>
      <text:p text:style-name="P21">First, rewinding head to replay your work on top of it...</text:p>
      <text:p text:style-name="P21">Applying: commiting in master for rebase</text:p>
      <text:p text:style-name="P21">Using index info to reconstruct a base tree...</text:p>
      <text:p text:style-name="P21">Falling back to patching base and 3-way merge...</text:p>
      <text:p text:style-name="P21">Auto-merging third.txt</text:p>
      <text:p text:style-name="P21">CONFLICT (add/add): Merge conflict in third.txt</text:p>
      <text:p text:style-name="P21">Failed to merge in the changes.</text:p>
      <text:p text:style-name="P21">Patch failed at 0001 commiting in master for rebase</text:p>
      <text:p text:style-name="P21">The copy of the patch that failed is found in:</text:p>
      <text:p text:style-name="P21"><text:s text:c="3"/>/home/hp-15-0/Desktop/demodir/.git/rebase-apply/patch</text:p>
      <text:p text:style-name="P21"/>
      <text:p text:style-name="P21">When you have resolved this problem, run "git rebase --continue".</text:p>
      <text:p text:style-name="P21"><text:soft-page-break/>If you prefer to skip this patch, run "git rebase --skip" instead.</text:p>
      <text:p text:style-name="P21">To check out the original branch and stop rebasing, run "git rebase --abort".</text:p>
      <text:p text:style-name="P21">hp-15-0@hp150-HP-15-Notebook-PC:~/Desktop/demodir$ vim third.txt</text:p>
      <text:p text:style-name="P21">hp-15-0@hp150-HP-15-Notebook-PC:~/Desktop/demodir$ git add third.txt</text:p>
      <text:p text:style-name="P21">hp-15-0@hp150-HP-15-Notebook-PC:~/Desktop/demodir$ git rebase --continue</text:p>
      <text:p text:style-name="P21">Applying: commiting in master for rebase</text:p>
      <text:p text:style-name="P21">hp-15-0@hp150-HP-15-Notebook-PC:~/Desktop/demodir$ </text:p>
      <text:p text:style-name="P21"/>
      <text:p text:style-name="P27"><text:span text:style-name="T14">18.</text:span>find the differences between "merge" and "rebase" in above cases.</text:p>
      <text:p text:style-name="P23">In case of merge ,two head points of each branch get merge and checkout which files are modified from the common ancestor.But in case of rebase all the commit of side <text:s/>branch follow the last commit of main branch so its not the same as merging,its a case of linear commits i.e one by one simple commits.</text:p>
      <text:p text:style-name="P23"><text:s/></text:p>
      <text:p text:style-name="P27"><text:span text:style-name="T14">19.</text:span>Use git stash</text:p>
      <text:p text:style-name="P22">hp-15-0@hp150-HP-15-Notebook-PC:~/Desktop/demodir$ vim third.txt</text:p>
      <text:p text:style-name="P22">hp-15-0@hp150-HP-15-Notebook-PC:~/Desktop/demodir$ git status</text:p>
      <text:p text:style-name="P22">On branch master</text:p>
      <text:p text:style-name="P22">Changes not staged for commit:</text:p>
      <text:p text:style-name="P22"><text:s text:c="2"/>(use "git add &lt;file&gt;..." to update what will be committed)</text:p>
      <text:p text:style-name="P22"><text:s text:c="2"/>(use "git checkout -- &lt;file&gt;..." to discard changes in working directory)</text:p>
      <text:p text:style-name="P22"/>
      <text:p text:style-name="P22"><text:tab/>modified: <text:s text:c="2"/>third.txt</text:p>
      <text:p text:style-name="P22"/>
      <text:p text:style-name="P22">no changes added to commit (use "git add" and/or "git commit -a")</text:p>
      <text:p text:style-name="P22">hp-15-0@hp150-HP-15-Notebook-PC:~/Desktop/demodir$ git stash</text:p>
      <text:p text:style-name="P22">Saved working directory and index state WIP on master: 418df5c commiting in master for rebase</text:p>
      <text:p text:style-name="P22">HEAD is now at 418df5c commiting in master for rebase</text:p>
      <text:p text:style-name="P22">hp-15-0@hp150-HP-15-Notebook-PC:~/Desktop/demodir$ git status</text:p>
      <text:p text:style-name="P22">On branch master</text:p>
      <text:p text:style-name="P22">nothing to commit, working directory clean</text:p>
      <text:p text:style-name="P22">hp-15-0@hp150-HP-15-Notebook-PC:~/Desktop/demodir$ git stash pop</text:p>
      <text:p text:style-name="P22"><text:soft-page-break/>On branch master</text:p>
      <text:p text:style-name="P22">Changes not staged for commit:</text:p>
      <text:p text:style-name="P22"><text:s text:c="2"/>(use "git add &lt;file&gt;..." to update what will be committed)</text:p>
      <text:p text:style-name="P22"><text:s text:c="2"/>(use "git checkout -- &lt;file&gt;..." to discard changes in working directory)</text:p>
      <text:p text:style-name="P22"/>
      <text:p text:style-name="P22"><text:tab/>modified: <text:s text:c="2"/>third.txt</text:p>
      <text:p text:style-name="P22"/>
      <text:p text:style-name="P22">no changes added to commit (use "git add" and/or "git commit -a")</text:p>
      <text:p text:style-name="P22">Dropped refs/stash@{0} (7fea723385812d786942899dbda607f51b9a2282)</text:p>
      <text:p text:style-name="P22">hp-15-0@hp150-HP-15-Notebook-PC:~/Desktop/demodir$ </text:p>
      <text:p text:style-name="P22"/>
      <text:p text:style-name="P29"><text:span text:style-name="T7">20.</text:span><text:span text:style-name="T2">create a repository on github for your working repository and push changes on remote repository.</text:span></text:p>
      <text:p text:style-name="P22">hp-15-0@hp150-HP-15-Notebook-PC:~/Desktop/demodir$ git remote add fremote https://github.com/sachinvinsol/gitexercise.git</text:p>
      <text:p text:style-name="P22">hp-15-0@hp150-HP-15-Notebook-PC:~/Desktop/demodir$ git push -u fremote master</text:p>
      <text:p text:style-name="P22">Username for 'https://github.com': sachinvinsol </text:p>
      <text:p text:style-name="P22">Password for 'https://sachinvinsol@github.com': </text:p>
      <text:p text:style-name="P22">Counting objects: 19, done.</text:p>
      <text:p text:style-name="P22">Delta compression using up to 4 threads.</text:p>
      <text:p text:style-name="P22">Compressing objects: 100% (12/12), done.</text:p>
      <text:p text:style-name="P22">Writing objects: 100% (19/19), 1.38 KiB | 0 bytes/s, done.</text:p>
      <text:p text:style-name="P22">Total 19 (delta 6), reused 0 (delta 0)</text:p>
      <text:p text:style-name="P22">To https://github.com/sachinvinsol/gitexercise.git</text:p>
      <text:p text:style-name="P22"><text:s/>* [new branch] <text:s text:c="5"/>master -&gt; master</text:p>
      <text:p text:style-name="P22">Branch master set up to track remote branch master from fremote.</text:p>
      <text:p text:style-name="P22">hp-15-0@hp150-HP-15-Notebook-PC:~/Desktop/demodir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13:30:54.514374488</meta:creation-date>
    <dc:date>2015-07-04T19:52:40.594482774</dc:date>
    <meta:editing-duration>PT45M29S</meta:editing-duration>
    <meta:editing-cycles>8</meta:editing-cycles>
    <meta:generator>LibreOffice/4.4.2.2$Linux_X86_64 LibreOffice_project/40m0$Build-2</meta:generator>
    <meta:document-statistic meta:table-count="0" meta:image-count="0" meta:object-count="0" meta:page-count="9" meta:paragraph-count="308" meta:word-count="1640" meta:character-count="15061" meta:non-whitespace-character-count="13604"/>
  </office:meta>
</office:document-meta>
</file>